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8.162cm" svg:height="10.452cm" svg:x="19.85cm" svg:y="2.816cm">
            <draw:object draw:notify-on-update-of-ranges="Arkusz1.A2:Arkusz1.A10 Arkusz1.A2:Arkusz1.A10 Arkusz1.B1:Arkusz1.B1 Arkusz1.B2:Arkusz1.B10 Arkusz1.G1:Arkusz1.G1 Arkusz1.G2:Arkusz1.G10 Arkusz1.A2:Arkusz1.A10 Arkusz1.A2:Arkusz1.A10 Arkusz1.C1:Arkusz1.C1 Arkusz1.C2:Arkusz1.C10 Arkusz1.A2:Arkusz1.A10 Arkusz1.D1:Arkusz1.D1 Arkusz1.D2:Arkusz1.D10 Arkusz1.A2:Arkusz1.A10 Arkusz1.E1:Arkusz1.E1 Arkusz1.E2:Arkusz1.E10 Arkusz1.A2:Arkusz1.A10 Arkusz1.F1:Arkusz1.F1 Arkusz1.F2:Arkusz1.F10" xlink:href="./Object 1" xlink:type="simple" xlink:show="embed" xlink:actuate="onLoad"/>
            <draw:image xlink:href="./ObjectReplacements/Object 1" xlink:type="simple" xlink:show="embed" xlink:actuate="onLoad"/>
            <svg:title>Czas sortowania listy w zależności do wyboru elementu osiowego</svg:title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ierwszy</text:p>
          </table:table-cell>
          <table:table-cell office:value-type="string" calcext:value-type="string">
            <text:p>Ostatni</text:p>
          </table:table-cell>
          <table:table-cell office:value-type="string" calcext:value-type="string">
            <text:p>Losowy</text:p>
          </table:table-cell>
          <table:table-cell office:value-type="string" calcext:value-type="string">
            <text:p>Środkowy</text:p>
          </table:table-cell>
          <table:table-cell office:value-type="string" calcext:value-type="string">
            <text:p>Mediana z trzech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3266" calcext:value-type="float">
            <text:p>0,03266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2333" calcext:value-type="float">
            <text:p>0,01233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2666" calcext:value-type="float">
            <text:p>0,0026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56" calcext:value-type="float">
            <text:p>0,3656</text:p>
          </table:table-cell>
          <table:table-cell office:value-type="float" office:value="0.34333" calcext:value-type="float">
            <text:p>0,34333</text:p>
          </table:table-cell>
          <table:table-cell office:value-type="float" office:value="0.38666" calcext:value-type="float">
            <text:p>0,38666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.113667" calcext:value-type="float">
            <text:p>0,113667</text:p>
          </table:table-cell>
          <table:table-cell office:value-type="float" office:value="0.0253333" calcext:value-type="float">
            <text:p>0,025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6076" calcext:value-type="float">
            <text:p>1,6076</text:p>
          </table:table-cell>
          <table:table-cell office:value-type="float" office:value="1.10067" calcext:value-type="float">
            <text:p>1,10067</text:p>
          </table:table-cell>
          <table:table-cell office:value-type="float" office:value="1.30567" calcext:value-type="float">
            <text:p>1,30567</text:p>
          </table:table-cell>
          <table:table-cell office:value-type="float" office:value="0.68333" calcext:value-type="float">
            <text:p>0,68333</text:p>
          </table:table-cell>
          <table:table-cell office:value-type="float" office:value="0.60733" calcext:value-type="float">
            <text:p>0,60733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406" calcext:value-type="float">
            <text:p>1,4406</text:p>
          </table:table-cell>
          <table:table-cell office:value-type="float" office:value="1.48567" calcext:value-type="float">
            <text:p>1,48567</text:p>
          </table:table-cell>
          <table:table-cell office:value-type="float" office:value="1.52533" calcext:value-type="float">
            <text:p>1,52533</text:p>
          </table:table-cell>
          <table:table-cell office:value-type="float" office:value="1.39167" calcext:value-type="float">
            <text:p>1,39167</text:p>
          </table:table-cell>
          <table:table-cell office:value-type="float" office:value="1.25033" calcext:value-type="float">
            <text:p>1,25033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.364" calcext:value-type="float">
            <text:p>7,364</text:p>
          </table:table-cell>
          <table:table-cell office:value-type="float" office:value="7.232" calcext:value-type="float">
            <text:p>7,232</text:p>
          </table:table-cell>
          <table:table-cell office:value-type="float" office:value="8.33433" calcext:value-type="float">
            <text:p>8,33433</text:p>
          </table:table-cell>
          <table:table-cell office:value-type="float" office:value="7.38" calcext:value-type="float">
            <text:p>7,38</text:p>
          </table:table-cell>
          <table:table-cell office:value-type="float" office:value="6.57433" calcext:value-type="float">
            <text:p>6,57433</text:p>
          </table:table-cell>
          <table:table-cell office:value-type="float" office:value="1.35367" calcext:value-type="float">
            <text:p>1,353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.005" calcext:value-type="float">
            <text:p>15,005</text:p>
          </table:table-cell>
          <table:table-cell office:value-type="float" office:value="14.9503" calcext:value-type="float">
            <text:p>14,9503</text:p>
          </table:table-cell>
          <table:table-cell office:value-type="float" office:value="17.263" calcext:value-type="float">
            <text:p>17,263</text:p>
          </table:table-cell>
          <table:table-cell office:value-type="float" office:value="14.9877" calcext:value-type="float">
            <text:p>14,9877</text:p>
          </table:table-cell>
          <table:table-cell office:value-type="float" office:value="13.436" calcext:value-type="float">
            <text:p>13,436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6.3787" calcext:value-type="float">
            <text:p>46,3787</text:p>
          </table:table-cell>
          <table:table-cell office:value-type="float" office:value="46.9187" calcext:value-type="float">
            <text:p>46,9187</text:p>
          </table:table-cell>
          <table:table-cell office:value-type="float" office:value="54.5173" calcext:value-type="float">
            <text:p>54,5173</text:p>
          </table:table-cell>
          <table:table-cell office:value-type="float" office:value="46.4457" calcext:value-type="float">
            <text:p>46,4457</text:p>
          </table:table-cell>
          <table:table-cell office:value-type="float" office:value="42.4643" calcext:value-type="float">
            <text:p>42,4643</text:p>
          </table:table-cell>
          <table:table-cell office:value-type="float" office:value="8.899967" calcext:value-type="float">
            <text:p>8,8999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8.646" calcext:value-type="float">
            <text:p>78,646</text:p>
          </table:table-cell>
          <table:table-cell office:value-type="float" office:value="78.8997" calcext:value-type="float">
            <text:p>78,8997</text:p>
          </table:table-cell>
          <table:table-cell office:value-type="float" office:value="90.7563" calcext:value-type="float">
            <text:p>90,7563</text:p>
          </table:table-cell>
          <table:table-cell office:value-type="float" office:value="78.272" calcext:value-type="float">
            <text:p>78,272</text:p>
          </table:table-cell>
          <table:table-cell office:value-type="float" office:value="73.1447" calcext:value-type="float">
            <text:p>73,1447</text:p>
          </table:table-cell>
          <table:table-cell office:value-type="float" office:value="16.1137" calcext:value-type="float">
            <text:p>16,113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26.18" calcext:value-type="float">
            <text:p>126,18</text:p>
          </table:table-cell>
          <table:table-cell office:value-type="float" office:value="127.812" calcext:value-type="float">
            <text:p>127,812</text:p>
          </table:table-cell>
          <table:table-cell office:value-type="float" office:value="148.93" calcext:value-type="float">
            <text:p>148,93</text:p>
          </table:table-cell>
          <table:table-cell office:value-type="float" office:value="129.781" calcext:value-type="float">
            <text:p>129,781</text:p>
          </table:table-cell>
          <table:table-cell office:value-type="float" office:value="121.15" calcext:value-type="float">
            <text:p>121,15</text:p>
          </table:table-cell>
          <table:table-cell office:value-type="float" office:value="26.519" calcext:value-type="float">
            <text:p>26,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.00.0000</text:date>, <text:time style:data-style-name="N2" text:time-value="03:35:52.12006633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1:05:28.795949761</meta:creation-date>
    <dc:date>2015-04-18T03:38:51.966486048</dc:date>
    <meta:editing-duration>PT18M58S</meta:editing-duration>
    <meta:editing-cycles>4</meta:editing-cycles>
    <meta:generator>LibreOffice/4.2.7.2$Linux_X86_64 LibreOffice_project/420m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163cm" svg:height="10.453cm" xlink:href=".." xlink:type="simple" chart:class="chart:scatter" chart:column-mapping="0 5 1 2 3 4" chart:style-name="ch1">
        <chart:title svg:x="2.476cm" svg:y="0.345cm" chart:style-name="ch2">
          <text:p>Czas sortowania listy w zależności do wyboru elementu osiowego</text:p>
        </chart:title>
        <chart:legend chart:legend-position="end" svg:x="14.173cm" svg:y="3.682cm" style:legend-expansion="high" chart:style-name="ch3"/>
        <chart:plot-area chart:style-name="ch4" table:cell-range-address="Arkusz1.A2:Arkusz1.F10 Arkusz1.B1:Arkusz1.F1 Arkusz1.G1:Arkusz1.G10" chart:data-source-has-labels="both" svg:x="1.374cm" svg:y="1.359cm" svg:width="12.436cm" svg:height="7.904cm">
          <chartooo:coordinate-region svg:x="2.181cm" svg:y="1.559cm" svg:width="11.164cm" svg:height="7.057cm"/>
          <chart:axis chart:dimension="x" chart:name="primary-x" chart:style-name="ch5" chartooo:axis-type="auto">
            <chart:title svg:x="5.524cm" svg:y="9.472cm" chart:style-name="ch6">
              <text:p>Liczba elementów w liście n</text:p>
            </chart:title>
            <chart:categories table:cell-range-address="Arkusz1.A2:Arkusz1.A10"/>
          </chart:axis>
          <chart:axis chart:dimension="y" chart:name="primary-y" chart:style-name="ch5">
            <chart:title svg:x="0.451cm" svg:y="6.03cm" chart:style-name="ch7">
              <text:p>czas [ms]</text:p>
            </chart:title>
            <chart:grid chart:style-name="ch8" chart:class="major"/>
          </chart:axis>
          <chart:series chart:style-name="ch9" chart:values-cell-range-address="Arkusz1.B2:Arkusz1.B10" chart:label-cell-address="Arkusz1.B1:Arkusz1.B1" chart:class="chart:scatter">
            <chart:domain table:cell-range-address="Arkusz1.A2:Arkusz1.A10"/>
            <chart:data-point chart:repeated="9"/>
          </chart:series>
          <chart:series chart:style-name="ch10" chart:values-cell-range-address="Arkusz1.G2:Arkusz1.G10" chart:label-cell-address="Arkusz1.G1:Arkusz1.G1" chart:class="chart:scatter">
            <chart:data-point chart:repeated="9"/>
          </chart:series>
          <chart:series chart:style-name="ch11" chart:values-cell-range-address="Arkusz1.C2:Arkusz1.C10" chart:label-cell-address="Arkusz1.C1:Arkusz1.C1" chart:class="chart:scatter">
            <chart:data-point chart:repeated="9"/>
          </chart:series>
          <chart:series chart:style-name="ch12" chart:values-cell-range-address="Arkusz1.D2:Arkusz1.D10" chart:label-cell-address="Arkusz1.D1:Arkusz1.D1" chart:class="chart:scatter">
            <chart:data-point chart:repeated="9"/>
          </chart:series>
          <chart:series chart:style-name="ch13" chart:values-cell-range-address="Arkusz1.E2:Arkusz1.E10" chart:label-cell-address="Arkusz1.E1:Arkusz1.E1" chart:class="chart:scatter">
            <chart:data-point chart:repeated="9"/>
          </chart:series>
          <chart:series chart:style-name="ch14" chart:values-cell-range-address="Arkusz1.F2:Arkusz1.F10" chart:label-cell-address="Arkusz1.F1:Arkusz1.F1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ierwszy</text:p>
                <draw:g>
                  <svg:desc>Arkusz1.B1:Arkusz1.B1</svg:desc>
                </draw:g>
              </table:table-cell>
              <table:table-cell office:value-type="string">
                <text:p>Merge Sort</text:p>
                <draw:g>
                  <svg:desc>Arkusz1.G1:Arkusz1.G1</svg:desc>
                </draw:g>
              </table:table-cell>
              <table:table-cell office:value-type="string">
                <text:p>Ostatni</text:p>
                <draw:g>
                  <svg:desc>Arkusz1.C1:Arkusz1.C1</svg:desc>
                </draw:g>
              </table:table-cell>
              <table:table-cell office:value-type="string">
                <text:p>Losowy</text:p>
                <draw:g>
                  <svg:desc>Arkusz1.D1:Arkusz1.D1</svg:desc>
                </draw:g>
              </table:table-cell>
              <table:table-cell office:value-type="string">
                <text:p>Środkowy</text:p>
                <draw:g>
                  <svg:desc>Arkusz1.E1:Arkusz1.E1</svg:desc>
                </draw:g>
              </table:table-cell>
              <table:table-cell office:value-type="string">
                <text:p>Mediana z trzech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rkusz1.A2:Arkusz1.A10</svg:desc>
                </draw:g>
              </table:table-cell>
              <table:table-cell office:value-type="float" office:value="10">
                <text:p>10</text:p>
                <draw:g>
                  <svg:desc>Arkusz1.A2:Arkusz1.A10</svg:desc>
                </draw:g>
              </table:table-cell>
              <table:table-cell office:value-type="float" office:value="0.0386">
                <text:p>0.0386</text:p>
                <draw:g>
                  <svg:desc>Arkusz1.B2:Arkusz1.B10</svg:desc>
                </draw:g>
              </table:table-cell>
              <table:table-cell office:value-type="float" office:value="0.002666">
                <text:p>0.002666</text:p>
                <draw:g>
                  <svg:desc>Arkusz1.G2:Arkusz1.G10</svg:desc>
                </draw:g>
              </table:table-cell>
              <table:table-cell office:value-type="float" office:value="0.03266">
                <text:p>0.03266</text:p>
                <draw:g>
                  <svg:desc>Arkusz1.C2:Arkusz1.C10</svg:desc>
                </draw:g>
              </table:table-cell>
              <table:table-cell office:value-type="float" office:value="0.048">
                <text:p>0.048</text:p>
                <draw:g>
                  <svg:desc>Arkusz1.D2:Arkusz1.D10</svg:desc>
                </draw:g>
              </table:table-cell>
              <table:table-cell office:value-type="float" office:value="0.012333">
                <text:p>0.012333</text:p>
                <draw:g>
                  <svg:desc>Arkusz1.E2:Arkusz1.E10</svg:desc>
                </draw:g>
              </table:table-cell>
              <table:table-cell office:value-type="float" office:value="0.011">
                <text:p>0.011</text:p>
                <draw:g>
                  <svg:desc>Arkusz1.F2:Arkusz1.F1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656">
                <text:p>0.3656</text:p>
              </table:table-cell>
              <table:table-cell office:value-type="float" office:value="0.0253333">
                <text:p>0.0253333</text:p>
              </table:table-cell>
              <table:table-cell office:value-type="float" office:value="0.34333">
                <text:p>0.34333</text:p>
              </table:table-cell>
              <table:table-cell office:value-type="float" office:value="0.38666">
                <text:p>0.38666</text:p>
              </table:table-cell>
              <table:table-cell office:value-type="float" office:value="0.13333">
                <text:p>0.13333</text:p>
              </table:table-cell>
              <table:table-cell office:value-type="float" office:value="0.113667">
                <text:p>0.1136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6076">
                <text:p>1.6076</text:p>
              </table:table-cell>
              <table:table-cell office:value-type="float" office:value="0.11">
                <text:p>0.11</text:p>
              </table:table-cell>
              <table:table-cell office:value-type="float" office:value="1.10067">
                <text:p>1.10067</text:p>
              </table:table-cell>
              <table:table-cell office:value-type="float" office:value="1.30567">
                <text:p>1.30567</text:p>
              </table:table-cell>
              <table:table-cell office:value-type="float" office:value="0.68333">
                <text:p>0.68333</text:p>
              </table:table-cell>
              <table:table-cell office:value-type="float" office:value="0.60733">
                <text:p>0.607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4406">
                <text:p>1.4406</text:p>
              </table:table-cell>
              <table:table-cell office:value-type="float" office:value="0.207">
                <text:p>0.207</text:p>
              </table:table-cell>
              <table:table-cell office:value-type="float" office:value="1.48567">
                <text:p>1.48567</text:p>
              </table:table-cell>
              <table:table-cell office:value-type="float" office:value="1.52533">
                <text:p>1.52533</text:p>
              </table:table-cell>
              <table:table-cell office:value-type="float" office:value="1.39167">
                <text:p>1.39167</text:p>
              </table:table-cell>
              <table:table-cell office:value-type="float" office:value="1.25033">
                <text:p>1.250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7.364">
                <text:p>7.364</text:p>
              </table:table-cell>
              <table:table-cell office:value-type="float" office:value="1.35367">
                <text:p>1.35367</text:p>
              </table:table-cell>
              <table:table-cell office:value-type="float" office:value="7.232">
                <text:p>7.232</text:p>
              </table:table-cell>
              <table:table-cell office:value-type="float" office:value="8.33433">
                <text:p>8.33433</text:p>
              </table:table-cell>
              <table:table-cell office:value-type="float" office:value="7.38">
                <text:p>7.38</text:p>
              </table:table-cell>
              <table:table-cell office:value-type="float" office:value="6.57433">
                <text:p>6.574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5.005">
                <text:p>15.005</text:p>
              </table:table-cell>
              <table:table-cell office:value-type="float" office:value="2.69">
                <text:p>2.69</text:p>
              </table:table-cell>
              <table:table-cell office:value-type="float" office:value="14.9503">
                <text:p>14.9503</text:p>
              </table:table-cell>
              <table:table-cell office:value-type="float" office:value="17.263">
                <text:p>17.263</text:p>
              </table:table-cell>
              <table:table-cell office:value-type="float" office:value="14.9877">
                <text:p>14.9877</text:p>
              </table:table-cell>
              <table:table-cell office:value-type="float" office:value="13.436">
                <text:p>13.43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46.3787">
                <text:p>46.3787</text:p>
              </table:table-cell>
              <table:table-cell office:value-type="float" office:value="8.899967">
                <text:p>8.899967</text:p>
              </table:table-cell>
              <table:table-cell office:value-type="float" office:value="46.9187">
                <text:p>46.9187</text:p>
              </table:table-cell>
              <table:table-cell office:value-type="float" office:value="54.5173">
                <text:p>54.5173</text:p>
              </table:table-cell>
              <table:table-cell office:value-type="float" office:value="46.4457">
                <text:p>46.4457</text:p>
              </table:table-cell>
              <table:table-cell office:value-type="float" office:value="42.4643">
                <text:p>42.464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78.646">
                <text:p>78.646</text:p>
              </table:table-cell>
              <table:table-cell office:value-type="float" office:value="16.1137">
                <text:p>16.1137</text:p>
              </table:table-cell>
              <table:table-cell office:value-type="float" office:value="78.8997">
                <text:p>78.8997</text:p>
              </table:table-cell>
              <table:table-cell office:value-type="float" office:value="90.7563">
                <text:p>90.7563</text:p>
              </table:table-cell>
              <table:table-cell office:value-type="float" office:value="78.272">
                <text:p>78.272</text:p>
              </table:table-cell>
              <table:table-cell office:value-type="float" office:value="73.1447">
                <text:p>73.144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126.18">
                <text:p>126.18</text:p>
              </table:table-cell>
              <table:table-cell office:value-type="float" office:value="26.519">
                <text:p>26.519</text:p>
              </table:table-cell>
              <table:table-cell office:value-type="float" office:value="127.812">
                <text:p>127.812</text:p>
              </table:table-cell>
              <table:table-cell office:value-type="float" office:value="148.93">
                <text:p>148.93</text:p>
              </table:table-cell>
              <table:table-cell office:value-type="float" office:value="129.781">
                <text:p>129.781</text:p>
              </table:table-cell>
              <table:table-cell office:value-type="float" office:value="121.15">
                <text:p>121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